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 style:writing-mode="lr-tb" loext:decorative="false"/>
      <style:paragraph-properties style:writing-mode="lr-tb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 loext:decorative="fals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 style:writing-mode="lr-tb" loext:decorative="false"/>
      <style:paragraph-properties style:writing-mode="lr-tb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 style:writing-mode="lr-tb" loext:decorative="false"/>
      <style:paragraph-properties style:writing-mode="lr-tb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 style:writing-mode="lr-tb" loext:decorative="false"/>
      <style:paragraph-properties style:writing-mode="lr-tb"/>
    </style:style>
    <style:style style:name="gr42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 style:writing-mode="lr-tb" loext:decorative="false"/>
      <style:paragraph-properties style:writing-mode="lr-tb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 loext:decorative="false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 style:writing-mode="lr-tb" loext:decorative="false"/>
      <style:paragraph-properties style:writing-mode="lr-tb"/>
    </style:style>
    <style:style style:name="gr64" style:family="graphic">
      <style:graphic-properties style:protect="size" loext:decorative="false"/>
    </style:style>
    <style:style style:name="gr6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 style:writing-mode="lr-tb" loext:decorative="false"/>
      <style:paragraph-properties style:writing-mode="lr-tb"/>
    </style:style>
    <style:style style:name="gr66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0.513cm" loext:decorative="false"/>
      <style:paragraph-properties style:writing-mode="lr-tb"/>
    </style:style>
    <style:style style:name="gr68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2.051cm" loext:decorative="false"/>
      <style:paragraph-properties style:writing-mode="lr-tb"/>
    </style:style>
    <style:style style:name="gr7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1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 style:writing-mode="lr-tb" loext:decorative="false"/>
      <style:paragraph-properties style:writing-mode="lr-tb"/>
    </style:style>
    <style:style style:name="gr73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 style:writing-mode="lr-tb" loext:decorative="false"/>
      <style:paragraph-properties style:writing-mode="lr-tb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 style:writing-mode="lr-tb" loext:decorative="false"/>
      <style:paragraph-properties style:writing-mode="lr-tb"/>
    </style:style>
    <style:style style:name="gr7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 style:writing-mode="lr-tb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1.025cm" loext:decorative="false"/>
      <style:paragraph-properties style:writing-mode="lr-tb"/>
    </style:style>
    <style:style style:name="gr7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1.274cm" loext:decorative="false"/>
      <style:paragraph-properties style:writing-mode="lr-tb"/>
    </style:style>
    <style:style style:name="gr81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 style:writing-mode="lr-tb" loext:decorative="false"/>
      <style:paragraph-properties style:writing-mode="lr-tb"/>
    </style:style>
    <style:style style:name="gr8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 style:writing-mode="lr-tb" loext:decorative="false"/>
      <style:paragraph-properties style:writing-mode="lr-tb"/>
    </style:style>
    <style:style style:name="gr83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 style:writing-mode="lr-tb" loext:decorative="false"/>
      <style:paragraph-properties style:writing-mode="lr-tb"/>
    </style:style>
    <style:style style:name="gr84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 style:writing-mode="lr-tb" loext:decorative="false"/>
      <style:paragraph-properties style:writing-mode="lr-tb"/>
    </style:style>
    <style:style style:name="gr85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 style:writing-mode="lr-tb" loext:decorative="false"/>
      <style:paragraph-properties style:writing-mode="lr-tb"/>
    </style:style>
    <style:style style:name="gr8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 style:writing-mode="lr-tb" loext:decorative="false"/>
      <style:paragraph-properties style:writing-mode="lr-tb"/>
    </style:style>
    <style:style style:name="gr87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 style:writing-mode="lr-tb" loext:decorative="false"/>
      <style:paragraph-properties style:writing-mode="lr-tb"/>
    </style:style>
    <style:style style:name="gr88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 style:writing-mode="lr-tb" loext:decorative="false"/>
      <style:paragraph-properties style:writing-mode="lr-tb"/>
    </style:style>
    <style:style style:name="gr89" style:family="graphic" style:parent-style-name="objectwithoutfill">
      <style:graphic-properties draw:fill="none" draw:textarea-vertical-align="middle" loext:decorative="false"/>
    </style:style>
    <style:style style:name="gr90" style:family="graphic" style:parent-style-name="standard">
      <style:graphic-properties draw:stroke="none" svg:stroke-color="#000000" draw:fill="none" draw:fill-color="#ffffff" fo:min-height="1.026cm" loext:decorative="false"/>
      <style:paragraph-properties style:writing-mode="lr-tb"/>
    </style:style>
    <style:style style:name="gr91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4dfb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c7fe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fff200"/>
      <style:paragraph-properties fo:text-align="center" style:writing-mode="lr-tb"/>
    </style:style>
    <style:style style:name="P14" style:family="paragraph">
      <loext:graphic-properties draw:fill-color="#bee3d3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cd4d1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fbcc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bce4e5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bcaed5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edcc6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00e6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aa61a"/>
      <style:paragraph-properties fo:text-align="center" style:writing-mode="lr-tb"/>
    </style:style>
    <style:style style:name="P23" style:family="paragraph">
      <loext:graphic-properties draw:fill-color="#f37b70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color="#bee3d3" loext:opacity="100%"/>
    </style:style>
    <style:style style:name="P25" style:family="paragraph">
      <loext:graphic-properties draw:fill-color="#8ccfb7"/>
      <style:paragraph-properties fo:text-align="center" style:writing-mode="lr-tb"/>
      <style:text-properties fo:color="#bee3d3" loext:opacity="100%"/>
    </style:style>
    <style:style style:name="P26" style:family="paragraph">
      <loext:graphic-properties draw:fill-color="#f05fff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fcd4d1"/>
      <style:paragraph-properties fo:text-align="center" style:writing-mode="lr-tb"/>
    </style:style>
    <style:style style:name="P28" style:family="paragraph">
      <loext:graphic-properties draw:fill-color="#87d1d1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-color="#72bf44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fill-color="#3ec4c7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-color="#cf00ff"/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loext:graphic-properties draw:fill-color="#f7a19a"/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4" style:family="paragraph">
      <loext:graphic-properties draw:fill-color="#00000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5" style:family="paragraph">
      <loext:graphic-properties draw:fill-color="#00ff00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color="#ffffff" loext:opacity="100%"/>
    </style:style>
    <style:style style:name="P37" style:family="paragraph">
      <loext:graphic-properties draw:fill-color="#00508f"/>
      <style:paragraph-properties fo:text-align="center" style:writing-mode="lr-tb"/>
      <style:text-properties fo:color="#ffffff" loext:opacity="100%"/>
    </style:style>
    <style:style style:name="P38" style:family="paragraph">
      <loext:graphic-properties draw:fill-color="#fe78f0"/>
      <style:paragraph-properties fo:text-align="center" style:writing-mode="lr-tb"/>
    </style:style>
    <style:style style:name="P39" style:family="paragraph">
      <loext:graphic-properties draw:fill-color="#59c5c7"/>
      <style:paragraph-properties fo:text-align="center" style:writing-mode="lr-tb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text-properties fo:color="#ce181e" loext:opacity="100%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-color="#59c5c7"/>
      <style:paragraph-properties fo:text-align="center" style:writing-mode="lr-tb"/>
      <style:text-properties fo:font-size="12pt" style:font-size-asian="12pt" style:font-size-complex="12pt"/>
    </style:style>
    <style:style style:name="P4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-color="#cccccc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loext:opacity="100%" fo:font-size="8pt" style:font-size-asian="8pt" style:font-size-complex="8pt"/>
    </style:style>
    <style:style style:name="T10" style:family="text">
      <style:text-properties fo:color="#ce181e" loext:opacity="100%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" fo:font-size="26pt" style:font-name-asian="Liberation Sans" style:font-size-asian="26pt" style:font-name-complex="Liberation Sans" style:font-size-complex="26pt"/>
    </style:style>
    <style:style style:name="T13" style:family="text">
      <style:text-properties style:font-name="Liberation Sans1" fo:font-size="26pt" style:font-name-asian="Liberation Sans" style:font-size-asian="26pt" style:font-name-complex="Liberation Sans" style:font-size-complex="26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xml:id="id1" draw:id="id1" draw:layer="layout" svg:width="6.477cm" svg:height="1.651cm" svg:x="12.297cm" svg:y="1.254cm">
          <text:p text:style-name="P12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4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3" draw:id="id3" draw:layer="layout" svg:width="3.683cm" svg:height="0.889cm" svg:x="13.69cm" svg:y="6.516cm">
          <text:p text:style-name="P12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4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3" xml:id="id38" draw:id="id38" draw:layer="layout" svg:width="3.683cm" svg:height="1.016cm" svg:x="13.7cm" svg:y="13.341cm">
          <text:p text:style-name="P12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5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5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5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6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14" draw:id="id14" draw:layer="layout" svg:width="3.683cm" svg:height="0.889cm" svg:x="27.304cm" svg:y="16.772cm">
          <text:p text:style-name="P12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line-skew="0.121cm" svg:x1="18.153cm" svg:y1="13.211cm" svg:x2="21.153cm" svg:y2="16.218cm" draw:start-shape="id6" draw:start-glue-point="7" draw:end-shape="id7" svg:d="M18153 13211h1601v3007h1399" svg:viewBox="0 0 3001 3008">
          <text:p/>
        </draw:connector>
        <draw:custom-shape draw:style-name="gr15" draw:text-style-name="P16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41" draw:id="id41" draw:layer="layout" svg:width="3.683cm" svg:height="0.889cm" svg:x="27.304cm" svg:y="18.177cm">
          <text:p text:style-name="P12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3" xml:id="id43" draw:id="id43" draw:layer="layout" svg:width="3.683cm" svg:height="0.889cm" svg:x="27.304cm" svg:y="19.677cm">
          <text:p text:style-name="P12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6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xml:id="id9" draw:id="id9" draw:layer="layout" svg:width="3.683cm" svg:height="1.886cm" svg:x="21.851cm" svg:y="5.572cm">
          <text:p text:style-name="P12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7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7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line-skew="-0.001cm" svg:x1="18.153cm" svg:y1="13.211cm" svg:x2="21.37cm" svg:y2="9.013cm" draw:start-shape="id6" draw:start-glue-point="7" draw:end-shape="id8" draw:end-glue-point="5" svg:d="M18153 13211h1608v-4198h1609" svg:viewBox="0 0 3218 4199">
          <text:p/>
        </draw:connector>
        <draw:custom-shape draw:style-name="gr18" draw:text-style-name="P18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3" xml:id="id12" draw:id="id12" draw:layer="layout" svg:width="3.683cm" svg:height="1.524cm" svg:x="27.685cm" svg:y="10.779cm">
          <text:p text:style-name="P12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5" draw:layer="layout" draw:line-skew="-0.138cm" svg:x1="18.153cm" svg:y1="13.211cm" svg:x2="21.67cm" svg:y2="13.049cm" draw:start-shape="id6" draw:start-glue-point="7" draw:end-shape="id11" draw:end-glue-point="5" svg:d="M18153 13211h1601v-162h1916" svg:viewBox="0 0 3518 163">
          <text:p/>
        </draw:connector>
        <draw:connector draw:style-name="gr20" draw:text-style-name="P15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5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6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5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5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7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5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9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17" draw:id="id17" draw:layer="layout" svg:width="3.683cm" svg:height="0.889cm" svg:x="13.774cm" svg:y="27.532cm">
          <text:p text:style-name="P12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9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line-skew="1.099cm" svg:x1="18.153cm" svg:y1="13.211cm" svg:x2="17.992cm" svg:y2="26.142cm" draw:start-shape="id6" draw:start-glue-point="7" draw:end-shape="id16" draw:end-glue-point="7" svg:d="M18153 13211h1601v12931h-1762" svg:viewBox="0 0 1763 12932">
          <text:p/>
        </draw:connector>
        <draw:connector draw:style-name="gr13" draw:text-style-name="P15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20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1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xml:id="id24" draw:id="id24" draw:layer="layout" svg:width="3.683cm" svg:height="1.11cm" svg:x="13.708cm" svg:y="15.027cm">
          <text:p text:style-name="P12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20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0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line-skew="1.099cm" svg:x1="18.153cm" svg:y1="13.211cm" svg:x2="18.153cm" svg:y2="33.156cm" draw:start-shape="id6" draw:start-glue-point="7" draw:end-shape="id19" draw:end-glue-point="7" svg:d="M18153 13211h1601v19945h-1601" svg:viewBox="0 0 1602 19946">
          <text:p/>
        </draw:connector>
        <draw:connector draw:style-name="gr13" draw:text-style-name="P15" draw:layer="layout" draw:line-skew="1.099cm" svg:x1="18.153cm" svg:y1="13.211cm" svg:x2="18.153cm" svg:y2="34.657cm" draw:start-shape="id6" draw:start-glue-point="7" draw:end-shape="id20" draw:end-glue-point="7" svg:d="M18153 13211h1601v21446h-1601" svg:viewBox="0 0 1602 21447">
          <text:p/>
        </draw:connector>
        <draw:connector draw:style-name="gr13" draw:text-style-name="P15" draw:layer="layout" draw:line-skew="1.099cm" svg:x1="18.153cm" svg:y1="13.211cm" svg:x2="18.153cm" svg:y2="36.158cm" draw:start-shape="id6" draw:start-glue-point="7" draw:end-shape="id21" draw:end-glue-point="7" svg:d="M18153 13211h1601v22947h-1601" svg:viewBox="0 0 1602 22948">
          <text:p/>
        </draw:connector>
        <draw:custom-shape draw:style-name="gr15" draw:text-style-name="P16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6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0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0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5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3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5" xml:id="id26" draw:id="id26" draw:layer="layout" svg:width="3.683cm" svg:height="0.889cm" svg:x="1.343cm" svg:y="17.391cm">
          <text:p text:style-name="P24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3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5" xml:id="id28" draw:id="id28" draw:layer="layout" svg:width="3.683cm" svg:height="0.889cm" svg:x="1.47cm" svg:y="21.582cm">
          <text:p text:style-name="P24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5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3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6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20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6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4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3" xml:id="id32" draw:id="id32" draw:layer="layout" svg:width="4.519cm" svg:height="0.889cm" svg:x="4.209cm" svg:y="3.629cm">
          <text:p text:style-name="P12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5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4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3" xml:id="id35" draw:id="id35" draw:layer="layout" svg:width="3.683cm" svg:height="1.524cm" svg:x="6.842cm" svg:y="22.122cm">
          <text:p text:style-name="P12"><text:span text:style-name="T2">plots.root</text:span></text:p>
          <text:p text:style-name="P12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3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5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7" xml:id="id36" draw:id="id36" draw:layer="layout" svg:width="3.683cm" svg:height="0.889cm" svg:x="11.033cm" svg:y="22.503cm">
          <text:p text:style-name="P12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3" xml:id="id5" draw:id="id5" draw:layer="layout" svg:width="3.683cm" svg:height="1.016cm" svg:x="13.7cm" svg:y="11.642cm">
          <text:p text:style-name="P12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8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5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5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5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5" draw:layer="layout" draw:type="lines" svg:x1="24.836cm" svg:y1="16.218cm" svg:x2="27.304cm" svg:y2="17.216cm" draw:start-shape="id7" draw:start-glue-point="7" draw:end-shape="id14" svg:d="M24836 16218h540l1426 998h502" svg:viewBox="0 0 2469 999">
          <text:p/>
        </draw:connector>
        <draw:connector draw:style-name="gr13" draw:text-style-name="P15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5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5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5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5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5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5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5" draw:layer="layout" draw:line-skew="0.295cm" svg:x1="18.153cm" svg:y1="13.211cm" svg:x2="20.805cm" svg:y2="24.487cm" draw:start-shape="id6" draw:start-glue-point="7" draw:end-shape="id47" draw:end-glue-point="5" svg:d="M18153 13211h1601v11276h1051" svg:viewBox="0 0 2653 11277">
          <text:p/>
        </draw:connector>
        <draw:custom-shape draw:style-name="gr11" draw:text-style-name="P13" xml:id="id48" draw:id="id48" draw:layer="layout" svg:width="3.683cm" svg:height="0.889cm" svg:x="27.316cm" svg:y="21.052cm">
          <draw:glue-point draw:id="8" svg:x="2.514cm" svg:y="5.016cm"/>
          <text:p text:style-name="P12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9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49" draw:id="id49" draw:layer="layout" svg:width="3.683cm" svg:height="0.889cm" svg:x="21.001cm" svg:y="25.972cm">
          <text:p text:style-name="P12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5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12"><text:span text:style-name="T4">on MC data</text:span></text:p>
          <text:p text:style-name="P12"><text:span text:style-name="T4"/></text:p>
          <text:p text:style-name="P12"><text:span text:style-name="T4"/></text:p>
        </draw:connector>
        <draw:connector draw:style-name="gr42" draw:text-style-name="P15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12"><text:span text:style-name="T4">optional</text:span></text:p>
        </draw:connector>
        <draw:connector draw:style-name="gr13" draw:text-style-name="P15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3" xml:id="id51" draw:id="id51" draw:layer="layout" svg:width="3.683cm" svg:height="0.889cm" svg:x="26.535cm" svg:y="27.688cm">
          <text:p text:style-name="P12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53" draw:id="id53" draw:layer="layout" svg:width="3.683cm" svg:height="0.889cm" svg:x="26.535cm" svg:y="29.085cm">
          <text:p text:style-name="P12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5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0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5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5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31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line-skew="0.149cm" svg:x1="18.153cm" svg:y1="13.211cm" svg:x2="21.066cm" svg:y2="35.948cm" draw:start-shape="id6" draw:start-glue-point="7" draw:end-shape="id57" draw:end-glue-point="5" svg:d="M18153 13211h1580v22737h1333" svg:viewBox="0 0 2914 22738">
          <text:p/>
        </draw:connector>
        <draw:custom-shape draw:style-name="gr47" draw:text-style-name="P13" xml:id="id62" draw:id="id62" draw:layer="layout" svg:width="3.81cm" svg:height="0.643cm" svg:x="27.397cm" svg:y="34.917cm">
          <text:p text:style-name="P12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5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20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2" xml:id="id61" draw:id="id61" draw:layer="layout" svg:width="4.166cm" svg:height="1.016cm" svg:x="32.751cm" svg:y="20.8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31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3" xml:id="id65" draw:id="id65" draw:layer="layout" svg:width="3.81cm" svg:height="0.66cm" svg:x="27.397cm" svg:y="34.001cm">
          <text:p text:style-name="P12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5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31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3" xml:id="id67" draw:id="id67" draw:layer="layout" svg:width="4.191cm" svg:height="0.889cm" svg:x="26.327cm" svg:y="30.485cm">
          <text:p text:style-name="P12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5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5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3" xml:id="id58" draw:id="id58" draw:layer="layout" svg:width="3.81cm" svg:height="0.643cm" svg:x="27.398cm" svg:y="35.836cm">
          <text:p text:style-name="P12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31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5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5" draw:layer="layout" svg:x1="19.727cm" svg:y1="36.179cm" svg:x2="19.727cm" svg:y2="9.001cm">
          <text:p/>
        </draw:line>
        <draw:line draw:style-name="gr55" draw:text-style-name="P15" draw:layer="layout" svg:x1="18.145cm" svg:y1="13.573cm" svg:x2="19.669cm" svg:y2="13.573cm">
          <text:p/>
        </draw:line>
        <draw:line draw:style-name="gr56" draw:text-style-name="P15" xml:id="id76" draw:id="id76" draw:layer="layout" svg:x1="18.145cm" svg:y1="13.573cm" svg:x2="19.373cm" svg:y2="13.583cm">
          <text:p/>
        </draw:line>
        <draw:connector draw:style-name="gr13" draw:text-style-name="P15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4" xml:id="id63" draw:id="id63" draw:layer="layout" svg:width="1.038cm" svg:height="0.643cm" svg:x="33.744cm" svg:y="34.755cm">
          <text:p text:style-name="P3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5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71" draw:id="id71" draw:layer="layout" svg:width="3.683cm" svg:height="0.889cm" svg:x="32.306cm" svg:y="25.782cm">
          <text:p text:style-name="P12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4" xml:id="id69" draw:id="id69" draw:layer="layout" svg:width="1.038cm" svg:height="0.643cm" svg:x="33.581cm" svg:y="23.306cm">
          <text:p text:style-name="P3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5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5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12"><text:span text:style-name="T4">optional</text:span></text:p>
        </draw:connector>
        <draw:custom-shape draw:style-name="gr48" draw:text-style-name="P32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5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7" draw:layer="layout" svg:width="2.54cm" svg:height="0.508cm" svg:x="31.191cm" svg:y="24.182cm">
          <text:p text:style-name="P36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1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8" xml:id="id75" draw:id="id75" draw:layer="layout" svg:width="3.683cm" svg:height="0.69cm" svg:x="21.319cm" svg:y="22.463cm">
          <text:p text:style-name="P12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5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12"><text:span text:style-name="T4">optional</text:span></text:p>
          <text:p text:style-name="P12"><text:span text:style-name="T4"/></text:p>
        </draw:connector>
        <draw:connector draw:style-name="gr13" draw:text-style-name="P15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9" xml:id="id77" draw:id="id77" draw:layer="layout" svg:width="3.683cm" svg:height="0.889cm" svg:x="8.82cm" svg:y="35.733cm">
          <text:p text:style-name="P12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  <presentation:notes draw:style-name="dp2">
          <draw:page-thumbnail draw:style-name="gr64" draw:layer="layout" svg:width="18.624cm" svg:height="10.476cm" svg:x="1.482cm" svg:y="2.123cm" draw:page-number="1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5" draw:text-style-name="P29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3" xml:id="id79" draw:id="id79" draw:layer="layout" svg:width="3.683cm" svg:height="0.889cm" svg:x="15.451cm" svg:y="11.72cm">
          <text:p text:style-name="P12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1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8" xml:id="id81" draw:id="id81" draw:layer="layout" svg:width="3.683cm" svg:height="0.69cm" svg:x="15.45cm" svg:y="7.911cm">
          <text:p text:style-name="P12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5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/>
        </draw:connector>
        <draw:custom-shape draw:style-name="gr66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3" xml:id="id82" draw:id="id82" draw:layer="layout" svg:width="3.683cm" svg:height="1.016cm" svg:x="8.355cm" svg:y="9.608cm">
          <text:p text:style-name="P12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5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7" draw:text-style-name="P41" draw:layer="layout" svg:width="5.207cm" svg:height="0.763cm" svg:x="21.388cm" svg:y="10.949cm">
          <draw:text-box>
            <text:p><text:span text:style-name="T10">loop_asymBruFit.rb</text:span></text:p>
          </draw:text-box>
        </draw:frame>
        <draw:custom-shape draw:style-name="gr61" draw:text-style-name="P21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7" draw:text-style-name="P41" draw:layer="layout" svg:width="5.932cm" svg:height="0.763cm" svg:x="27.662cm" svg:y="13.889cm">
          <draw:text-box>
            <text:p><text:span text:style-name="T10">loop_checkInjectionF</text:span><text:span text:style-name="T10">it.rb</text:span></text:p>
          </draw:text-box>
        </draw:frame>
        <draw:connector draw:style-name="gr13" draw:text-style-name="P15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3" xml:id="id85" draw:id="id85" draw:layer="layout" svg:width="3.683cm" svg:height="0.889cm" svg:x="21.621cm" svg:y="14.648cm">
          <text:p text:style-name="P12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5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8" draw:text-style-name="P13" xml:id="id86" draw:id="id86" draw:layer="layout" svg:width="7.475cm" svg:height="1.4cm" svg:x="26.601cm" svg:y="17.569cm">
          <text:p text:style-name="P12"><text:span text:style-name="T2">bruspin….inj*/*injectionTest.root</text:span></text:p>
          <text:p text:style-name="P12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1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9" draw:text-style-name="P42" draw:layer="layout" svg:width="8.128cm" svg:height="2.301cm" svg:x="9.275cm" svg:y="1.933cm">
          <draw:text-box>
            <text:p><text:span text:style-name="T11">Asymmetr</text:span><text:span text:style-name="T11">y Injection</text:span></text:p>
          </draw:text-box>
        </draw:frame>
        <draw:line draw:style-name="gr70" draw:text-style-name="P15" draw:layer="layout" svg:x1="2.651cm" svg:y1="9.636cm" svg:x2="35.163cm" svg:y2="25.384cm">
          <text:p/>
        </draw:line>
        <draw:frame draw:style-name="gr69" draw:text-style-name="P42" draw:layer="layout" svg:width="8.128cm" svg:height="2.301cm" svg:x="3.275cm" svg:y="13.934cm">
          <draw:text-box>
            <text:p><text:span text:style-name="T12">π</text:span><text:span text:style-name="T13">0 </text:span><text:span text:style-name="T13">Analysis </text:span><text:span text:style-name="T13">Sequence</text:span></text:p>
          </draw:text-box>
        </draw:frame>
        <draw:custom-shape draw:style-name="gr71" draw:text-style-name="P43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3" xml:id="id89" draw:id="id89" draw:layer="layout" svg:width="3.683cm" svg:height="0.889cm" svg:x="10.52cm" svg:y="21.258cm">
          <text:p text:style-name="P12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3" xml:id="id90" draw:id="id90" draw:layer="layout" svg:width="3.683cm" svg:height="1.016cm" svg:x="3.794cm" svg:y="17.51cm">
          <text:p text:style-name="P12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5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2" draw:text-style-name="P21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5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3" draw:text-style-name="P43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4" draw:text-style-name="P13" xml:id="id93" draw:id="id93" draw:layer="layout" svg:width="5.456cm" svg:height="0.889cm" svg:x="9.657cm" svg:y="25.673cm">
          <text:p text:style-name="P12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3" draw:text-style-name="P43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4" draw:text-style-name="P13" xml:id="id95" draw:id="id95" draw:layer="layout" svg:width="5.456cm" svg:height="0.889cm" svg:x="17.564cm" svg:y="28.305cm">
          <text:p text:style-name="P12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5" draw:text-style-name="P43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6" draw:text-style-name="P43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5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7" draw:text-style-name="P13" xml:id="id98" draw:id="id98" draw:layer="layout" svg:width="6.532cm" svg:height="0.889cm" svg:x="1.742cm" svg:y="26.908cm">
          <text:p text:style-name="P12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5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7" draw:text-style-name="P42" draw:layer="layout" svg:width="5.842cm" svg:height="0.763cm" svg:x="3.016cm" svg:y="24.468cm">
          <draw:text-box>
            <text:p><text:span text:style-name="T14">(if using reweighting)</text:span></text:p>
          </draw:text-box>
        </draw:frame>
        <draw:connector draw:style-name="gr22" draw:text-style-name="P15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8" draw:text-style-name="P42" draw:layer="layout" svg:width="5.842cm" svg:height="1.275cm" svg:x="6.207cm" svg:y="29.194cm">
          <draw:text-box>
            <text:p><text:span text:style-name="T14">TODO: multiply </text:span><text:span text:style-name="T14">these weights by </text:span><text:span text:style-name="T14">sWeights ??</text:span></text:p>
          </draw:text-box>
        </draw:frame>
        <draw:custom-shape draw:style-name="gr79" draw:text-style-name="P43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  <presentation:notes draw:style-name="dp2">
          <draw:page-thumbnail draw:style-name="gr64" draw:layer="layout" svg:width="18.624cm" svg:height="10.476cm" svg:x="1.482cm" svg:y="2.123cm" draw:page-number="2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80" draw:text-style-name="P42" draw:layer="layout" svg:width="8.128cm" svg:height="1.524cm" svg:x="3.921cm" svg:y="2.524cm">
          <draw:text-box>
            <text:p><text:span text:style-name="T11">Coverage </text:span><text:span text:style-name="T11">Plots</text:span></text:p>
          </draw:text-box>
        </draw:frame>
        <draw:custom-shape draw:style-name="gr12" draw:text-style-name="P13" xml:id="id100" draw:id="id100" draw:layer="layout" svg:width="3.683cm" svg:height="1.016cm" svg:x="4.228cm" svg:y="4.718cm">
          <text:p text:style-name="P12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3" xml:id="id102" draw:id="id102" draw:layer="layout" svg:width="3.683cm" svg:height="1.016cm" svg:x="12.003cm" svg:y="4.607cm">
          <text:p text:style-name="P12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5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4" xml:id="id101" draw:id="id101" draw:layer="layout" svg:width="1.038cm" svg:height="0.643cm" svg:x="8.181cm" svg:y="8.039cm">
          <text:p text:style-name="P3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1" draw:text-style-name="P29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2" draw:text-style-name="P13" xml:id="id104" draw:id="id104" draw:layer="layout" svg:width="4.195cm" svg:height="1.016cm" svg:x="6.68cm" svg:y="12.592cm">
          <text:p text:style-name="P12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3" draw:text-style-name="P29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4" draw:text-style-name="P13" xml:id="id106" draw:id="id106" draw:layer="layout" svg:width="5.949cm" svg:height="1.016cm" svg:x="5.795cm" svg:y="17.886cm">
          <text:p text:style-name="P12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5" draw:text-style-name="P21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4" draw:text-style-name="P13" xml:id="id108" draw:id="id108" draw:layer="layout" svg:width="5.949cm" svg:height="1.016cm" svg:x="5.855cm" svg:y="23.037cm">
          <text:p text:style-name="P12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6" draw:text-style-name="P29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5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7" draw:text-style-name="P21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13" xml:id="id111" draw:id="id111" draw:layer="layout" svg:width="5.949cm" svg:height="1.016cm" svg:x="15.553cm" svg:y="17.718cm">
          <text:p text:style-name="P12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2" draw:text-style-name="P13" xml:id="id112" draw:id="id112" draw:layer="layout" svg:width="4.195cm" svg:height="1.016cm" svg:x="16.352cm" svg:y="12.563cm">
          <text:p text:style-name="P12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5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8" draw:text-style-name="P13" xml:id="id115" draw:id="id115" draw:layer="layout" svg:width="6.999cm" svg:height="1.016cm" svg:x="16.462cm" svg:y="24.495cm">
          <text:p text:style-name="P12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9" draw:text-style-name="P15" draw:layer="layout" svg:x1="3.413cm" svg:y1="28.559cm" svg:x2="35.925cm" svg:y2="12.811cm">
          <text:p/>
        </draw:line>
        <draw:frame draw:style-name="gr90" draw:text-style-name="P42" draw:layer="layout" svg:width="17.579cm" svg:height="1.276cm" svg:x="17.002cm" svg:y="22.965cm">
          <draw:text-box>
            <text:p><text:span text:style-name="T11">Inbending </text:span><text:span text:style-name="T11">+ </text:span><text:span text:style-name="T11">Outbendin</text:span><text:span text:style-name="T11">g = </text:span><text:span text:style-name="T11">Bibending</text:span></text:p>
          </draw:text-box>
        </draw:frame>
        <draw:custom-shape draw:style-name="gr88" draw:text-style-name="P13" xml:id="id113" draw:id="id113" draw:layer="layout" svg:width="6.999cm" svg:height="1.016cm" svg:x="16.462cm" svg:y="25.596cm">
          <text:p text:style-name="P12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13" xml:id="id116" draw:id="id116" draw:layer="layout" svg:width="6.999cm" svg:height="1.016cm" svg:x="25.762cm" svg:y="24.496cm">
          <text:p text:style-name="P12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13" xml:id="id117" draw:id="id117" draw:layer="layout" svg:width="6.999cm" svg:height="1.016cm" svg:x="25.762cm" svg:y="25.597cm">
          <text:p text:style-name="P12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45" xml:id="id114" draw:id="id114" draw:layer="layout" svg:width="7.366cm" svg:height="3.175cm" svg:x="21.066cm" svg:y="28.213cm">
          <text:p text:style-name="P44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13" xml:id="id118" draw:id="id118" draw:layer="layout" svg:width="6.999cm" svg:height="1.016cm" svg:x="17.434cm" svg:y="34.304cm">
          <text:p text:style-name="P12"><text:span text:style-name="T2">catTreeData.bibending.ro</text:span><text:span text:style-name="T2">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13" xml:id="id119" draw:id="id119" draw:layer="layout" svg:width="6.999cm" svg:height="1.016cm" svg:x="25.239cm" svg:y="34.309cm">
          <text:p text:style-name="P12"><text:span text:style-name="T2">catTreeMC.bibending.</text:span><text:span text:style-name="T2">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5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5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5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5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5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5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  <presentation:notes draw:style-name="dp2">
          <draw:page-thumbnail draw:style-name="gr64" draw:layer="layout" svg:width="18.624cm" svg:height="10.476cm" svg:x="1.482cm" svg:y="2.123cm" draw:page-number="3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489cm" svg:height="6.027cm" svg:x="2.805cm" svg:y="2.44cm" presentation:class="title" presentation:placeholder="true">
        <draw:text-box/>
      </draw:frame>
      <draw:frame presentation:style-name="Default-outline1" draw:layer="backgroundobjects" svg:width="32.489cm" svg:height="20.937cm" svg:x="2.805cm" svg:y="9.44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0T16:51:27.756150831</meta:creation-date>
    <dc:date>2024-03-22T17:42:59.930491869</dc:date>
    <meta:editing-duration>P1DT56M16S</meta:editing-duration>
    <meta:editing-cycles>108</meta:editing-cycles>
    <meta:generator>LibreOffice/24.2.1.2$Linux_X86_64 LibreOffice_project/420$Build-2</meta:generator>
    <meta:document-statistic meta:object-count="283"/>
  </office:meta>
</office:document-meta>
</file>